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913e" officeooo:paragraph-rsid="001b91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World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4:05:30.152774611</meta:creation-date>
    <meta:generator>LibreOffice/7.3.7.2$Linux_X86_64 LibreOffice_project/30$Build-2</meta:generator>
    <dc:date>2024-01-12T04:07:40.637279116</dc:date>
    <meta:editing-duration>PT2M11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</office:meta>
</office:document-meta>
</file>